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34ebd"/>
    </style:style>
    <style:style style:name="P3" style:family="paragraph" style:parent-style-name="Text_20_body">
      <style:text-properties officeooo:rsid="000a7e3a" officeooo:paragraph-rsid="000a7e3a"/>
    </style:style>
    <style:style style:name="P4" style:family="paragraph" style:parent-style-name="Title">
      <style:text-properties officeooo:rsid="00034ebd" officeooo:paragraph-rsid="00034ebd"/>
    </style:style>
    <style:style style:name="P5" style:family="paragraph" style:parent-style-name="Text_20_body">
      <style:text-properties officeooo:paragraph-rsid="00034ebd"/>
    </style:style>
    <style:style style:name="P6" style:family="paragraph" style:parent-style-name="Text_20_body">
      <style:text-properties officeooo:rsid="000b2b82" officeooo:paragraph-rsid="000b2b82"/>
    </style:style>
    <style:style style:name="P7" style:family="paragraph" style:parent-style-name="Text_20_body">
      <style:text-properties officeooo:rsid="0014e810" officeooo:paragraph-rsid="0014e810"/>
    </style:style>
    <style:style style:name="P8" style:family="paragraph" style:parent-style-name="Text_20_body">
      <style:text-properties officeooo:rsid="0019d01a" officeooo:paragraph-rsid="0019d01a"/>
    </style:style>
    <style:style style:name="P9" style:family="paragraph" style:parent-style-name="Text_20_body">
      <style:text-properties officeooo:rsid="001b572d" officeooo:paragraph-rsid="001b572d"/>
    </style:style>
    <style:style style:name="P10" style:family="paragraph" style:parent-style-name="Text_20_body">
      <style:text-properties officeooo:rsid="001dedb0" officeooo:paragraph-rsid="001dedb0"/>
    </style:style>
    <style:style style:name="P11" style:family="paragraph" style:parent-style-name="Heading_20_1">
      <style:paragraph-properties fo:text-align="center" style:justify-single-word="false"/>
      <style:text-properties officeooo:rsid="00034ebd" officeooo:paragraph-rsid="00034ebd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3">
      <style:text-properties officeooo:rsid="0010006d" officeooo:paragraph-rsid="0010006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572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572d" style:font-style-asian="italic" style:font-style-complex="italic"/>
    </style:style>
    <style:style style:name="T5" style:family="text">
      <style:text-properties officeooo:rsid="001b572d"/>
    </style:style>
    <style:style style:name="T6" style:family="text">
      <style:text-properties officeooo:rsid="001cb7fc"/>
    </style:style>
    <style:style style:name="T7" style:family="text">
      <style:text-properties officeooo:rsid="001de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 for Tool Developers</text:p>
      <text:h text:style-name="P11" text:outline-level="1">Lab <text:span text:style-name="T7">4</text:span></text:h>
      <text:h text:style-name="P12" text:outline-level="1">11/11/2016</text:h>
      <text:p text:style-name="P1"/>
      <text:h text:style-name="P13" text:outline-level="3">Lab <text:span text:style-name="T7">4</text:span>. <text:s/><text:span text:style-name="T7">Ctypes</text:span></text:h>
      <text:p text:style-name="P2"><text:s text:c="7"/></text:p>
      <text:p text:style-name="P10">Ctypes will allow you a way to call functions written in C from Python. </text:p>
      <text:p text:style-name="P10">You will be given a file called <text:span text:style-name="T3">libmymath.so</text:span><text:span text:style-name="T1">. <text:s/>Additionally the source code for this library will be made available. </text:span></text:p>
      <text:p text:style-name="P7"/>
      <text:p text:style-name="P8">Exercises</text:p>
      <text:p text:style-name="P8">1. <text:s/><text:span text:style-name="T7">Create a python program that, using ctypes, will call and print the output of all of the different available functions in the provided C shared library. </text:span></text:p>
      <text:p text:style-name="P8"/>
      <text:p text:style-name="P3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11-12T12:44:02.334966856</meta:creation-date>
    <meta:editing-duration>PT2H54M24S</meta:editing-duration>
    <meta:editing-cycles>10</meta:editing-cycles>
    <meta:generator>LibreOffice/4.2.8.2$Linux_X86_64 LibreOffice_project/420m0$Build-2</meta:generator>
    <dc:date>2016-11-13T20:48:46.741875244</dc:date>
    <meta:document-statistic meta:table-count="0" meta:image-count="0" meta:object-count="0" meta:page-count="1" meta:paragraph-count="9" meta:word-count="71" meta:character-count="417" meta:non-whitespace-character-count="341"/>
  </office:meta>
</office:document-meta>
</file>